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4D350000380521E1188C.svm" manifest:media-type=""/>
  <manifest:file-entry manifest:full-path="Pictures/200000070000798B0000543DE4E6EB05.svm" manifest:media-type=""/>
  <manifest:file-entry manifest:full-path="Pictures/2000000700004E58000040B44C899A93.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margin-top="0cm" fo:margin-bottom="0.353cm" style:contextual-spacing="false" fo:line-height="150%" style:shadow="none" style:text-autospace="none"/>
      <style:text-properties style:use-window-font-color="true" style:font-name="Arial" fo:font-size="12pt" fo:language="zxx" fo:country="none" style:font-name-asian="Calibri1" style:font-size-asian="12pt" style:font-name-complex="Calibri1" style:font-size-complex="12pt"/>
    </style:style>
    <style:style style:name="P4" style:family="paragraph" style:parent-style-name="Standard">
      <style:paragraph-properties fo:margin-top="0cm" fo:margin-bottom="0.353cm" style:contextual-spacing="false" fo:line-height="150%" fo:text-align="start" style:justify-single-word="false" style:shadow="none" style:text-autospace="none"/>
      <style:text-properties style:use-window-font-color="true" style:font-name="Arial"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5" style:family="paragraph" style:parent-style-name="Standard">
      <style:paragraph-properties fo:margin-top="0cm" fo:margin-bottom="0.353cm" style:contextual-spacing="false" fo:line-height="150%" fo:text-align="center" style:justify-single-word="fals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6" style:family="paragraph" style:parent-style-name="Standard">
      <style:paragraph-properties fo:margin-top="0cm" fo:margin-bottom="0.353cm" style:contextual-spacing="false" fo:line-height="150%" fo:text-align="start" style:justify-single-word="false" style:shadow="none" style:text-autospace="none">
        <style:tab-stops/>
      </style:paragraph-properties>
      <style:text-properties style:use-window-font-color="true" style:font-name="Arial"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7" style:family="paragraph" style:parent-style-name="Standard">
      <style:paragraph-properties fo:margin-top="0cm" fo:margin-bottom="0.353cm" style:contextual-spacing="false" fo:line-height="150%" fo:text-align="center" style:justify-single-word="false" style:shadow="none" style:text-autospace="none">
        <style:tab-stops/>
      </style:paragraph-properties>
      <style:text-properties style:use-window-font-color="true" style:font-name="Arial"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8" style:family="paragraph" style:parent-style-name="Standard">
      <style:paragraph-properties fo:margin-top="0cm" fo:margin-bottom="0.353cm" style:contextual-spacing="false" fo:line-height="150%" style:shadow="none" style:text-autospace="none"/>
      <style:text-properties style:font-name="Arial" fo:font-size="12pt" fo:language="zxx" fo:country="none" style:font-name-asian="Calibri1" style:font-size-asian="12pt" style:font-name-complex="Calibri1" style:font-size-complex="12pt"/>
    </style:style>
    <style:style style:name="P9" style:family="paragraph" style:parent-style-name="Standard">
      <style:paragraph-properties fo:margin-top="0cm" fo:margin-bottom="0.353cm" style:contextual-spacing="false" fo:line-height="150%" fo:text-align="center" style:justify-single-word="false" style:shadow="none" style:text-autospace="none"/>
      <style:text-properties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0" style:family="paragraph" style:parent-style-name="Standard">
      <style:paragraph-properties fo:margin-top="0cm" fo:margin-bottom="0.353cm" style:contextual-spacing="false" fo:line-height="150%" style:shadow="none" style:text-autospace="none"/>
      <style:text-properties style:font-name="Arial" fo:font-size="12pt" style:font-size-asian="12pt" style:font-size-complex="12pt"/>
    </style:style>
    <style:style style:name="P11" style:family="paragraph" style:parent-style-name="Standard">
      <style:paragraph-properties fo:margin-top="0cm" fo:margin-bottom="0.353cm" style:contextual-spacing="false" fo:line-height="150%" fo:text-align="justify" style:justify-single-word="false" style:shadow="none" style:text-autospace="none">
        <style:tab-stops/>
      </style:paragraph-properties>
      <style:text-properties fo:color="#000000" style:font-name="Arial"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2" style:family="paragraph" style:parent-style-name="Standard">
      <style:paragraph-properties fo:margin-top="0cm" fo:margin-bottom="0.353cm" style:contextual-spacing="false" fo:line-height="150%" fo:text-align="center" style:justify-single-word="false" fo:break-before="page" style:shadow="none" style:text-autospace="none"/>
      <style:text-properties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3" style:family="paragraph" style:parent-style-name="Standard">
      <style:paragraph-properties fo:margin-top="0cm" fo:margin-bottom="0.353cm" style:contextual-spacing="false" fo:line-height="150%" fo:text-align="center" style:justify-single-word="false" fo:break-before="pag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4" style:family="paragraph" style:parent-style-name="Standard" style:master-page-name="">
      <style:paragraph-properties fo:margin-top="0cm" fo:margin-bottom="0.353cm" style:contextual-spacing="false" fo:line-height="150%" fo:text-align="center" style:justify-single-word="false" style:page-number="auto" fo:break-before="page" style:shadow="none" style:text-autospace="none"/>
      <style:text-properties style:use-window-font-color="true" style:font-name="Arial"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5" style:family="paragraph" style:parent-style-name="Standard">
      <style:paragraph-properties fo:margin-top="0cm" fo:margin-bottom="0.247cm" style:contextual-spacing="false" fo:line-height="150%" fo:text-align="justify" style:justify-single-word="false" style:shadow="none" style:text-autospace="none"/>
      <style:text-properties style:font-name="Arial" fo:font-size="12pt" style:font-size-asian="12pt" style:font-size-complex="12pt"/>
    </style:style>
    <style:style style:name="P16" style:family="paragraph" style:parent-style-name="Standard">
      <style:paragraph-properties fo:margin-top="0cm" fo:margin-bottom="0.247cm" style:contextual-spacing="false" fo:line-height="150%" fo:text-align="justify" style:justify-single-word="false" style:shadow="none" style:text-autospace="none"/>
      <style:text-properties fo:color="#000000" style:font-name="Arial" fo:font-size="12pt" fo:language="zxx" fo:country="none" style:font-name-asian="Arial" style:font-size-asian="12pt" style:font-name-complex="Arial" style:font-size-complex="12pt"/>
    </style:style>
    <style:style style:name="P17" style:family="paragraph" style:parent-style-name="Standard">
      <style:paragraph-properties fo:line-height="150%" style:shadow="none"/>
      <style:text-properties style:font-name="Arial" fo:font-size="12pt" style:font-size-asian="12pt" style:font-size-complex="12pt"/>
    </style:style>
    <style:style style:name="P18" style:family="paragraph" style:parent-style-name="Standard">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50%" fo:text-align="center" style:justify-single-word="false" style:shadow="none">
        <style:tab-stops/>
      </style:paragraph-properties>
      <style:text-properties style:font-name="Arial" fo:font-size="12pt" fo:font-weight="normal"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21" style:family="paragraph" style:parent-style-name="Standard">
      <style:paragraph-properties fo:line-height="150%" fo:text-align="center" style:justify-single-word="false" style:shadow="none">
        <style:tab-stops/>
      </style:paragraph-properties>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start" style:justify-single-word="fals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24" style:family="paragraph" style:parent-style-name="Standard">
      <style:paragraph-properties fo:margin-top="0cm" fo:margin-bottom="0.282cm" style:contextual-spacing="false" fo:line-height="150%" fo:text-align="start" style:justify-single-word="false" style:shadow="none">
        <style:tab-stops/>
      </style:paragraph-properties>
      <style:text-properties style:font-name="Arial" fo:font-size="12pt" fo:font-weight="normal" style:font-size-asian="12pt" style:font-weight-asian="normal" style:font-size-complex="12pt" style:font-weight-complex="normal"/>
    </style:style>
    <style:style style:name="P25" style:family="paragraph" style:parent-style-name="normal">
      <style:paragraph-properties fo:margin-top="0cm" fo:margin-bottom="0.282cm" style:contextual-spacing="false" fo:line-height="150%"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normal">
      <style:paragraph-properties fo:margin-top="0cm" fo:margin-bottom="0.282cm" style:contextual-spacing="false" fo:line-height="150%"/>
      <style:text-properties style:font-name="Arial" fo:font-size="12pt" style:font-size-asian="12pt" style:font-size-complex="12pt"/>
    </style:style>
    <style:style style:name="P27" style:family="paragraph" style:parent-style-name="normal">
      <style:paragraph-properties fo:margin-top="0cm" fo:margin-bottom="0.282cm" style:contextual-spacing="false" fo:line-height="150%" fo:text-align="center" style:justify-single-word="false"/>
      <style:text-properties style:font-name="Arial" fo:font-size="12pt" style:font-size-asian="12pt" style:font-size-complex="12pt"/>
    </style:style>
    <style:style style:name="P28" style:family="paragraph" style:parent-style-name="normal">
      <style:paragraph-properties fo:margin-top="0cm" fo:margin-bottom="0.282cm" style:contextual-spacing="false" fo:line-height="150%" fo:text-align="justify" style:justify-single-word="false"/>
      <style:text-properties style:font-name="Arial" fo:font-size="12pt" style:font-size-asian="12pt" style:font-size-complex="12pt"/>
    </style:style>
    <style:style style:name="P29" style:family="paragraph" style:parent-style-name="normal">
      <style:paragraph-properties fo:margin-top="0cm" fo:margin-bottom="0.282cm" style:contextual-spacing="false" fo:line-height="150%"/>
      <style:text-properties fo:color="#0000ff" style:font-name="Arial" fo:font-size="12pt" style:font-size-asian="12pt" style:font-size-complex="12pt"/>
    </style:style>
    <style:style style:name="P30" style:family="paragraph" style:parent-style-name="Standard">
      <style:paragraph-properties fo:line-height="150%" fo:text-align="center" style:justify-single-word="false" fo:break-before="page" style:shadow="none">
        <style:tab-stops/>
      </style:paragraph-properties>
      <style:text-properties style:font-name="Arial" fo:font-size="12pt" fo:font-weight="bold" style:font-size-asian="10.5pt" style:font-weight-asian="bold" style:font-size-complex="12pt" style:font-weight-complex="bold"/>
    </style:style>
    <style:style style:name="P31" style:family="paragraph" style:parent-style-name="Standard">
      <style:paragraph-properties fo:line-height="150%" fo:text-align="center" style:justify-single-word="false" fo:break-before="pag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Standard" style:master-page-name="Standard">
      <style:paragraph-properties fo:line-height="150%" fo:text-align="justify" style:justify-single-word="false" style:page-number="auto"/>
      <style:text-properties style:font-name="Arial" fo:font-size="12pt" style:font-size-asian="12pt" style:font-size-complex="12pt"/>
    </style:style>
    <style:style style:name="P33" style:family="paragraph" style:parent-style-name="Standard" style:list-style-name="WWNum1">
      <style:paragraph-properties fo:margin-top="0cm" fo:margin-bottom="0.353cm" style:contextual-spacing="false" fo:line-height="100%" fo:text-align="justify" style:justify-single-word="false"/>
      <style:text-properties fo:color="#000066" style:font-name="Arial" fo:font-size="12pt" fo:language="es" fo:country="ES" style:font-size-asian="12pt" style:font-size-complex="12pt"/>
    </style:style>
    <style:style style:name="P34" style:family="paragraph" style:parent-style-name="Standard" style:list-style-name="WWNum1">
      <style:paragraph-properties fo:margin-top="0cm" fo:margin-bottom="0.353cm" style:contextual-spacing="false" fo:line-height="100%" fo:text-align="justify" style:justify-single-word="false"/>
      <style:text-properties style:font-name="Arial" fo:font-size="12pt" fo:font-weight="bold" style:font-size-asian="12pt" style:font-weight-asian="bold" style:font-size-complex="12pt" style:font-weight-complex="bold"/>
    </style:style>
    <style:style style:name="P35" style:family="paragraph" style:parent-style-name="Standard" style:list-style-name="WWNum1">
      <style:paragraph-properties fo:margin-top="0cm" fo:margin-bottom="0.353cm" style:contextual-spacing="false" fo:line-height="100%" fo:text-align="justify" style:justify-single-word="false"/>
      <style:text-properties fo:color="#0066ff" style:font-name="Arial" fo:font-size="12pt" fo:language="es" fo:country="ES" style:font-size-asian="12pt" style:font-size-complex="12pt"/>
    </style:style>
    <style:style style:name="P36" style:family="paragraph" style:parent-style-name="Standard">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37" style:family="paragraph" style:parent-style-name="Standard" style:list-style-name="L1">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Standard" style:list-style-name="L2">
      <style:paragraph-properties fo:line-height="150%" fo:text-align="start" style:justify-single-word="false" style:shadow="non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shadow="none"/>
      <style:text-properties style:font-name="Arial" fo:font-size="12pt" style:text-underline-style="none" fo:font-weight="normal" officeooo:rsid="0012d85d" officeooo:paragraph-rsid="0012d85d" style:font-size-asian="12pt" style:font-weight-asian="normal" style:font-size-complex="12pt" style:font-weight-complex="normal"/>
    </style:style>
    <style:style style:name="P40" style:family="paragraph" style:parent-style-name="Standard">
      <style:paragraph-properties fo:line-height="150%" fo:text-align="start" style:justify-single-word="false" style:shadow="none"/>
      <style:text-properties style:font-name="Arial" fo:font-size="12pt" style:text-underline-style="none" fo:font-weight="normal" officeooo:rsid="0013726d" officeooo:paragraph-rsid="0013726d" style:font-size-asian="12pt" style:font-weight-asian="normal" style:font-size-complex="12pt" style:font-weight-complex="normal"/>
    </style:style>
    <style:style style:name="P41" style:family="paragraph" style:parent-style-name="Standard">
      <style:paragraph-properties fo:line-height="150%" fo:text-align="start" style:justify-single-word="false" fo:break-before="page" style:shadow="non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2" style:family="paragraph" style:parent-style-name="normal" style:list-style-name="WW8Num1">
      <style:paragraph-properties fo:line-height="100%" fo:text-align="justify" style:justify-single-word="false"/>
      <style:text-properties fo:color="#000066" style:font-name="Arial" fo:font-size="12pt" style:font-size-asian="12pt" style:font-size-complex="12pt"/>
    </style:style>
    <style:style style:name="P43" style:family="paragraph" style:parent-style-name="normal" style:list-style-name="WW8Num1">
      <style:paragraph-properties fo:margin-left="1.27cm" fo:margin-right="0cm" fo:line-height="100%" fo:text-align="justify" style:justify-single-word="false" fo:text-indent="-0.635cm" style:auto-text-indent="false"/>
    </style:style>
    <style:style style:name="P44"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45"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 fo:font-size="12pt" style:font-size-asian="12pt" style:font-size-complex="12pt"/>
    </style:style>
    <style:style style:name="P46"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P47"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 fo:font-size="12pt" style:font-size-asian="12pt" style:font-size-complex="12pt"/>
    </style:style>
    <style:style style:name="P48"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49"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 fo:font-size="12pt" style:text-underline-style="none" fo:font-weight="bold" style:font-size-asian="12pt" style:font-weight-asian="bold" style:font-size-complex="12pt" style:font-weight-complex="bold"/>
    </style:style>
    <style:style style:name="P50"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P51"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 fo:font-size="12pt" style:font-size-asian="12pt" style:font-size-complex="12pt"/>
    </style:style>
    <style:style style:name="P52"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 fo:font-size="12pt" style:font-size-asian="12pt" style:font-size-complex="12pt"/>
    </style:style>
    <style:style style:name="P53" style:family="paragraph" style:parent-style-name="normal" style:list-style-name="WW8Num1">
      <style:paragraph-properties fo:margin-left="2.54cm" fo:margin-right="0cm" fo:line-height="100%" fo:text-align="justify" style:justify-single-word="false" fo:text-indent="-0.635cm" style:auto-text-indent="false"/>
    </style:style>
    <style:style style:name="P54"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 fo:font-size="12pt" fo:font-weight="bold" style:font-size-asian="12pt" style:font-weight-asian="bold" style:font-size-complex="12pt" style:font-weight-complex="bold"/>
    </style:style>
    <style:style style:name="P55"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 fo:font-size="12pt" fo:language="es" fo:country="UY" style:font-name-asian="Calibri" style:font-size-asian="12pt" style:font-name-complex="Calibri" style:font-size-complex="12pt" style:language-complex="he" style:country-complex="IL"/>
    </style:style>
    <style:style style:name="P56" style:family="paragraph" style:parent-style-name="List_20_Paragraph" style:list-style-name="WWNum1">
      <style:paragraph-properties fo:line-height="150%" fo:text-align="justify" style:justify-single-word="false"/>
      <style:text-properties style:font-name="Arial" fo:font-size="12pt" style:font-size-asian="12pt" style:font-size-complex="12pt"/>
    </style:style>
    <style:style style:name="P57" style:family="paragraph" style:parent-style-name="List_20_Paragraph" style:list-style-name="WWNum1">
      <style:paragraph-properties fo:line-height="100%" fo:text-align="justify" style:justify-single-word="false"/>
      <style:text-properties style:font-name="Arial" fo:font-size="12pt" style:font-size-asian="12pt" style:font-size-complex="12pt"/>
    </style:style>
    <style:style style:name="P58" style:family="paragraph" style:parent-style-name="List_20_Paragraph" style:list-style-name="WWNum1">
      <style:paragraph-properties fo:line-height="100%" fo:text-align="justify" style:justify-single-word="false"/>
      <style:text-properties style:font-name="Arial" fo:font-size="12pt" fo:font-weight="bold" style:font-size-asian="12pt" style:font-weight-asian="bold" style:font-size-complex="12pt" style:font-weight-complex="bold"/>
    </style:style>
    <style:style style:name="P59" style:family="paragraph" style:parent-style-name="List_20_Paragraph" style:list-style-name="WWNum1">
      <style:paragraph-properties fo:line-height="100%" fo:text-align="justify" style:justify-single-word="false"/>
      <style:text-properties fo:color="#000066" style:font-name="Arial" fo:font-size="12pt" fo:font-weight="normal" style:font-size-asian="12pt" style:font-weight-asian="normal" style:font-size-complex="12pt" style:font-weight-complex="normal"/>
    </style:style>
    <style:style style:name="P60" style:family="paragraph" style:parent-style-name="List_20_Paragraph" style:list-style-name="WWNum1">
      <style:paragraph-properties fo:line-height="100%" fo:text-align="justify" style:justify-single-word="false"/>
      <style:text-properties fo:color="#000066" style:font-name="Arial" fo:font-size="12pt" fo:language="es" fo:country="ES" style:font-size-asian="12pt" style:font-size-complex="12pt"/>
    </style:style>
    <style:style style:name="P61" style:family="paragraph" style:parent-style-name="List_20_Paragraph" style:list-style-name="WWNum1">
      <style:paragraph-properties fo:line-height="150%" fo:text-align="justify" style:justify-single-word="false"/>
      <style:text-properties fo:color="#000066" style:font-name="Arial" fo:font-size="12pt" fo:language="es" fo:country="ES" style:font-size-asian="12pt" style:font-size-complex="12pt"/>
    </style:style>
    <style:style style:name="P62" style:family="paragraph" style:parent-style-name="List_20_Paragraph" style:list-style-name="WWNum1">
      <style:paragraph-properties fo:line-height="100%" fo:text-align="justify" style:justify-single-word="false"/>
      <style:text-properties fo:color="#000066" style:font-name="Arial" fo:font-size="12pt" style:font-size-asian="12pt" style:font-size-complex="12pt"/>
    </style:style>
    <style:style style:name="P63"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64" style:family="paragraph" style:parent-style-name="List_20_Paragraph" style:list-style-name="WWNum1">
      <style:paragraph-properties fo:line-height="100%" fo:text-align="justify" style:justify-single-word="false"/>
      <style:text-properties fo:color="#0066ff" style:font-name="Arial" fo:font-size="12pt" fo:language="es" fo:country="ES" style:font-size-asian="12pt" style:font-size-complex="12pt"/>
    </style:style>
    <style:style style:name="T1" style:family="text">
      <style:text-properties style:use-window-font-color="true" fo:language="zxx" fo:country="none" style:font-name-asian="Calibri1" style:font-name-complex="Calibri1"/>
    </style:style>
    <style:style style:name="T2" style:family="text">
      <style:text-properties style:use-window-font-color="true" fo:language="zxx" fo:country="none" officeooo:rsid="0012d85d" style:font-name-asian="Calibri1" style:font-name-complex="Calibri1"/>
    </style:style>
    <style:style style:name="T3" style:family="text">
      <style:text-properties style:use-window-font-color="true" fo:language="zxx" fo:country="none" style:font-name-asian="Arial" style:font-name-complex="Arial"/>
    </style:style>
    <style:style style:name="T4" style:family="text">
      <style:text-properties fo:color="#000000"/>
    </style:style>
    <style:style style:name="T5" style:family="text">
      <style:text-properties fo:color="#000000" fo:language="zxx" fo:country="none" style:font-name-asian="Arial" style:font-name-complex="Arial"/>
    </style:style>
    <style:style style:name="T6" style:family="text">
      <style:text-properties fo:color="#000000" fo:language="es" fo:country="ES"/>
    </style:style>
    <style:style style:name="T7" style:family="text">
      <style:text-properties fo:language="zxx" fo:country="none" style:font-name-asian="Calibri1" style:font-name-complex="Calibri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size="12pt" style:font-size-asian="12pt" style:font-size-complex="12pt"/>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fo:color="#000066"/>
    </style:style>
    <style:style style:name="T13" style:family="text">
      <style:text-properties fo:color="#000066" style:font-name="Arial" fo:font-size="12pt" style:font-size-asian="12pt" style:font-size-complex="12pt"/>
    </style:style>
    <style:style style:name="T14" style:family="text">
      <style:text-properties fo:color="#000066" style:font-name="Arial" fo:font-size="12pt" fo:font-weight="normal" style:font-size-asian="12pt" style:font-weight-asian="normal" style:font-size-complex="12pt" style:font-weight-complex="normal"/>
    </style:style>
    <style:style style:name="T15" style:family="text">
      <style:text-properties fo:color="#000066" style:font-name="Arial" fo:font-size="12pt" fo:language="es" fo:country="UY" style:font-name-asian="Calibri" style:font-size-asian="12pt" style:font-name-complex="Calibri" style:font-size-complex="12pt" style:language-complex="he" style:country-complex="IL"/>
    </style:style>
    <style:style style:name="T16" style:family="text">
      <style:text-properties fo:color="#000066" style:font-name="Arial" fo:font-size="12pt" fo:language="es" fo:country="UY" style:font-size-asian="12pt" style:font-size-complex="12pt" style:language-complex="he" style:country-complex="IL"/>
    </style:style>
    <style:style style:name="T17" style:family="text">
      <style:text-properties fo:color="#000066" fo:font-weight="normal" style:font-weight-asian="normal" style:font-weight-complex="normal"/>
    </style:style>
    <style:style style:name="T18" style:family="text">
      <style:text-properties fo:color="#000066" fo:language="es" fo:country="UY" style:font-name-asian="Calibri" style:font-name-complex="Calibri" style:language-complex="he" style:country-complex="IL"/>
    </style:style>
    <style:style style:name="T19" style:family="text">
      <style:text-properties fo:font-weight="bold" style:font-weight-asian="bold" style:font-weight-complex="bold"/>
    </style:style>
    <style:style style:name="T20" style:family="text">
      <style:text-properties fo:color="#0000ff"/>
    </style:style>
    <style:style style:name="T21" style:family="text">
      <style:text-properties fo:color="#0066ff" style:font-name="Arial" fo:font-size="12pt" style:font-size-asian="12pt" style:font-size-complex="12pt"/>
    </style:style>
    <style:style style:name="T22" style:family="text">
      <style:text-properties officeooo:rsid="0012d85d"/>
    </style:style>
    <style:style style:name="T23" style:family="text">
      <style:text-properties style:text-underline-style="solid" style:text-underline-width="auto" style:text-underline-color="font-color"/>
    </style:style>
    <style:style style:name="T24" style:family="text">
      <style:text-properties officeooo:rsid="00137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rketing</text:p>
      <text:p text:style-name="P3"><text:tab/>El marketing consiste en intentar satisfaser las necesidades de los consumidores, ocasionando un intercambio donde el consumitor recibira beneficios satisfaciendo sus necesidades y la empresa un pago para lograr efectuar ese intercambio también a futuro.</text:p>
      <text:p text:style-name="P4"><text:tab/>La empresa usa herramientas de venta (como publicidad y promoción) y herramientas que permitirán un analisis del mercado para conseguir satisfacer las necesidades apartir de un mejor desarollo del producto.</text:p>
      <text:p text:style-name="P4"><text:tab/>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4"><draw:frame draw:style-name="fr1" draw:name="gráficos3" text:anchor-type="paragraph" svg:x="0cm" svg:y="0.37cm" svg:width="15cm" svg:height="5.022cm" draw:z-index="2"><draw:image/></draw:frame></text:p>
      <text:p text:style-name="P5"/>
      <text:p text:style-name="P13">El mercado</text:p>
      <text:p text:style-name="P3"><text:tab/>De acuerdo a Patricio Bonta y Mario Farber:</text:p>
      <text:p text:style-name="P3">"[...]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3"><text:tab/>En pocas palabras podemos decir que son los compradores reales y poteciales del producto, lo que significa que el mercado no sólo es quien compra el producto, sino también quien está interesado en adquirirlo, o quien podría satisfacer una necesidad.</text:p>
      <text:p text:style-name="P5">Análisis del mercado</text:p>
      <text:p text:style-name="P3"><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6"><text:tab/>I.S.U.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7"/>
      <text:p text:style-name="P21"/>
      <text:p text:style-name="P30"><text:span text:style-name="T8">Modelo de entrevista</text:span>:</text:p>
      <text:p text:style-name="P19"/>
      <text:p text:style-name="P2"><text:tab/>Entrevista para todos los empleados y/o dueño que trabajen y lleven a cabo el desarrollo del tambo:</text:p>
      <text:p text:style-name="P2"/>
      <text:list xml:id="list5870337260426166047" text:style-name="WWNum1">
        <text:list-item>
          <text:p text:style-name="P56">Nombre completo:</text:p>
        </text:list-item>
        <text:list-item>
          <text:p text:style-name="P56">Sexo:</text:p>
        </text:list-item>
        <text:list-item>
          <text:p text:style-name="P56">Años trabajados:</text:p>
        </text:list-item>
        <text:list-item>
          <text:p text:style-name="P56">¿En qué área trabaja?</text:p>
        </text:list-item>
        <text:list-item>
          <text:p text:style-name="P56">¿Guarda la información/datos del tambo en algún lugar?¿Cómo la guarda?</text:p>
          <text:list>
            <text:list-item>
              <text:p text:style-name="P56">¿Qué tipo de datos guarda o son importantes para llevar un control de dicho tambo?</text:p>
            </text:list-item>
            <text:list-item>
              <text:p text:style-name="P56">¿Cada cuánto hace un control diariamente, semanalmente o mensualmente?</text:p>
            </text:list-item>
          </text:list>
        </text:list-item>
        <text:list-item>
          <text:p text:style-name="P56">¿Cómo llevan el conteo del ganado?</text:p>
          <text:list>
            <text:list-item>
              <text:p text:style-name="P56">¿Cuánto ganado tiene cada hectárea?</text:p>
            </text:list-item>
            <text:list-item>
              <text:p text:style-name="P56">En las maquinas de ordeñe, ¿cómo llevan el conteo?</text:p>
            </text:list-item>
          </text:list>
        </text:list-item>
        <text:list-item>
          <text:p text:style-name="P56">¿Cómo llevan el control de la pasturas, raciones y reservas de ellas? ¿Dónde los guarda?</text:p>
          <text:list>
            <text:list-item>
              <text:p text:style-name="P56">¿Es importante saber dónde esta la mejor pastura?</text:p>
            </text:list-item>
            <text:list-item>
              <text:p text:style-name="P56">¿Es importante saber cuánta pastura o ración se le da cada <text:s/>vaca?</text:p>
              <text:list>
                <text:list-item>
                  <text:p text:style-name="P56">¿Cómo es la gestión? </text:p>
                </text:list-item>
              </text:list>
            </text:list-item>
            <text:list-item>
              <text:p text:style-name="P56">¿Hay diferentes tipos de pasturas? </text:p>
              <text:list>
                <text:list-item>
                  <text:p text:style-name="P56">Si es así, ¿qué tipo de pastura hay en cada hectárea?</text:p>
                </text:list-item>
              </text:list>
            </text:list-item>
          </text:list>
        </text:list-item>
        <text:list-item>
          <text:p text:style-name="P56">¿Sabe que es un sistema de gestión?</text:p>
        </text:list-item>
        <text:list-item>
          <text:p text:style-name="P56"><text:soft-page-break/>¿Le gustaría incorporar un sistema de gestión?</text:p>
          <text:list>
            <text:list-item>
              <text:p text:style-name="P56">¿Le serviría que su sistema le mostrara los alertas del pronostico del tiempo? </text:p>
            </text:list-item>
          </text:list>
        </text:list-item>
        <text:list-item>
          <text:p text:style-name="P56">¿De cuánto es la productividad el tambo?</text:p>
        </text:list-item>
        <text:list-item>
          <text:p text:style-name="P56">¿Cuándo tiene picos altos de producción? (Meses, temporadas, estaciones)</text:p>
        </text:list-item>
        <text:list-item>
          <text:p text:style-name="P56">¿<text:bookmark-start text:name="_GoBack1"/>Cuándo<text:bookmark-end text:name="_GoBack1"/> son los picos bajos de producción?</text:p>
        </text:list-item>
        <text:list-item>
          <text:p text:style-name="P56">¿Cuántas veces al día se ordeña?</text:p>
          <text:list>
            <text:list-item>
              <text:p text:style-name="P56">¿Que horas son las mejores para el ordeñe?</text:p>
            </text:list-item>
          </text:list>
        </text:list-item>
        <text:list-item>
          <text:p text:style-name="P56">¿Cuántos litros de leche vende?</text:p>
          <text:list>
            <text:list-item>
              <text:p text:style-name="P56">Si le sobra, ¿qué hace con esa leche?</text:p>
            </text:list-item>
            <text:list-item>
              <text:p text:style-name="P56">¿Cada cuánto se llevan la producción?</text:p>
            </text:list-item>
            <text:list-item>
              <text:p text:style-name="P56">Si hay un inconveniente con los compradores, ¿qué se hace con dicha producción?</text:p>
              <text:list>
                <text:list-item>
                  <text:p text:style-name="P56">¿Se mantiene la producción, cómo? </text:p>
                </text:list-item>
              </text:list>
            </text:list-item>
          </text:list>
        </text:list-item>
        <text:list-item>
          <text:p text:style-name="P56">¿Cuál es el índice de preñez?</text:p>
          <text:list>
            <text:list-item>
              <text:p text:style-name="P56">Si la vaca no queda preñada, ¿qué se hace con ella? </text:p>
            </text:list-item>
            <text:list-item>
              <text:p text:style-name="P56">Y si la vaca pierde a la cría, ¿qué se hace?¿ Qué le pasa?</text:p>
            </text:list-item>
            <text:list-item>
              <text:p text:style-name="P56">¿Lleva un registro de las vacas que están preñadas, las que están alimentando a su cría y las que ya no producen leche? ¿Cómo?</text:p>
            </text:list-item>
          </text:list>
        </text:list-item>
      </text:list>
      <text:p text:style-name="P1"/>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Teléfono: 29026646</text:p>
      <text:p text:style-name="P25"><text:soft-page-break/>Entrevistas hechas.</text:p>
      <text:p text:style-name="P27"/>
      <text:p text:style-name="P28"><text:tab/>Entrevista para todos los empleados y/o dueño que trabajen y lleven a cabo el desarrollo del tambo: Director de tambo</text:p>
      <text:list xml:id="list6134382524410534054" text:style-name="WW8Num1">
        <text:list-item>
          <text:p text:style-name="P43"><text:span text:style-name="T9">Nombre completo:</text:span><text:span text:style-name="T10"> </text:span><text:span text:style-name="T13">Noam </text:span><text:span text:style-name="T14">Vasilisqu</text:span><text:span text:style-name="T11">i</text:span></text:p>
          <text:list>
            <text:list-item>
              <text:p text:style-name="P44">Sexo: <text:span text:style-name="T17">-</text:span></text:p>
            </text:list-item>
            <text:list-item>
              <text:p text:style-name="P45"><text:span text:style-name="T19">Años trabajados:</text:span> <text:span text:style-name="T12">15</text:span></text:p>
            </text:list-item>
            <text:list-item>
              <text:p text:style-name="P45"><text:span text:style-name="T19">¿En qué área trabaja?</text:span> </text:p>
              <text:list>
                <text:list-item>
                  <text:list>
                    <text:list-header>
                      <text:p text:style-name="P46"><text:tab/>Director del tambo</text:p>
                    </text:list-header>
                  </text:list>
                </text:list-item>
              </text:list>
            </text:list-item>
            <text:list-item>
              <text:p text:style-name="P44">¿Guarda la información/datos del tambo en algún lugar?¿Cómo la guarda? </text:p>
              <text:p text:style-name="P47"><text:tab/>Programa de computación</text:p>
              <text:list>
                <text:list-item>
                  <text:p text:style-name="P48">¿Qué tipo de datos guarda o son importantes para llevar un control de dicho tambo?</text:p>
                </text:list-item>
              </text:list>
              <text:p text:style-name="P50"><text:tab/>Producción diaria por vaca/rebaño</text:p>
              <text:p text:style-name="P50"><text:tab/>Estado corporal</text:p>
              <text:p text:style-name="P50"><text:tab/>Estado ginecólogo</text:p>
              <text:p text:style-name="P50"><text:tab/>Problemas sanitarios</text:p>
              <text:p text:style-name="P50"><text:tab/>Revisiones medicas</text:p>
              <text:p text:style-name="P50"><text:tab/>Vacunación</text:p>
              <text:p text:style-name="P50"><text:tab/>Datos genéticos(si se encuentran disponibles)</text:p>
              <text:p text:style-name="P50"><text:tab/>Estado de los celos en vacas y vaquillonas</text:p>
              <text:p text:style-name="P50"><text:tab/>Calidad de leche</text:p>
              <text:list text:continue-numbering="true">
                <text:list-item>
                  <text:p text:style-name="P48">¿Cada cuánto hace un control diariamente, semanalmente o mensualmente?</text:p>
                </text:list-item>
              </text:list>
              <text:p text:style-name="P50"><text:tab/>Los controles son diarios.</text:p>
            </text:list-item>
            <text:list-item>
              <text:p text:style-name="P45"><text:span text:style-name="T19">¿Cómo llevan el conteo del ganado</text:span>?</text:p>
              <text:p text:style-name="P45"><text:span text:style-name="T18"><text:tab/>A través de tarjetas de identificación personales manuales y <text:tab/>computarizadas.</text:span><text:span text:style-name="T20"> </text:span><text:span text:style-name="T12">T</text:span><text:span text:style-name="T18">odas las cabezas de <text:tab/>ganado existentes son <text:tab/>marcadas con un número y un arete en las orejas.</text:span></text:p>
              <text:list>
                <text:list-item text:start-value="1">
                  <text:p text:style-name="P48">¿Cuánto ganado tiene cada hectárea?</text:p>
                  <text:p text:style-name="P42">Depende del tamaño del ganado, en ganado adulto podemos <text:s text:c="2"/>hablar de 2 animales promedio, dependiendo del estado de la pastura también.</text:p>
                </text:list-item>
                <text:list-item>
                  <text:p text:style-name="P48">En las maquinas de ordeñe ¿cómo llevan el conteo?</text:p>
                  <text:list>
                    <text:list-item>
                      <text:list>
                        <text:list-item>
                          <text:list>
                            <text:list-item>
                              <text:list>
                                <text:list-item>
                                  <text:list>
                                    <text:list-item>
                                      <text:list>
                                        <text:list-item>
                                          <text:list>
                                            <text:list-header>
                                              <text:p text:style-name="P52"><text:span text:style-name="T18"><text:s text:c="10"/>Cada vaca en ordeño esta dotada de un dispositivo en una <text:tab/>de sus patas que es identificado por una antena al entrar <text:tab/>en la sala de ordeño, esta información es trasmitida al </text:span><text:soft-page-break/><text:span text:style-name="T18"><text:tab/>programa de manejo del tambo el que registra los datos de <text:tab/>producción de leche y las</text:span> <text:span text:style-name="T18">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44">¿Cómo llevan el control de la pasturas, raciones y reservas de ellas? ¿Dónde los guarda?</text:p>
              <text:list>
                <text:list-item>
                  <text:list>
                    <text:list-item>
                      <text:list>
                        <text:list-item>
                          <text:list>
                            <text:list-item>
                              <text:list>
                                <text:list-item>
                                  <text:list>
                                    <text:list-header>
                                      <text:p text:style-name="P46"><text:tab/>Estos datos también se registran en el programa de manejo <text:tab/>del rodeo.</text:p>
                                    </text:list-header>
                                  </text:list>
                                </text:list-item>
                              </text:list>
                            </text:list-item>
                          </text:list>
                        </text:list-item>
                      </text:list>
                    </text:list-item>
                  </text:list>
                </text:list-item>
                <text:list-item>
                  <text:p text:style-name="P48">¿Es importante saber dónde esta la mejor pastura?</text:p>
                  <text:list>
                    <text:list-item>
                      <text:list>
                        <text:list-header>
                          <text:p text:style-name="P50"><text:tab/>Si es importante, las mejores pasturas se les ofrecerá a las <text:tab/>vacas con producciones de leche mas altas.</text:p>
                        </text:list-header>
                      </text:list>
                    </text:list-item>
                  </text:list>
                </text:list-item>
                <text:list-item>
                  <text:p text:style-name="P48">¿Es importante saber cuánta pastura o ración se le da a cada <text:s/>vaca?</text:p>
                </text:list-item>
              </text:list>
              <text:p text:style-name="P53"><text:span text:style-name="T15"><text:tab/></text:span><text:span text:style-name="T16">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54">¿Cómo es la gestión?</text:p>
                    </text:list-item>
                  </text:list>
                  <text:p text:style-name="P55"><text:tab/>Toda la gestión es a través de un programa de <text:tab/>manejo computarizado</text:p>
                </text:list-item>
                <text:list-item>
                  <text:p text:style-name="P49">¿Hay diferentes tipos de pasturas?</text:p>
                </text:list-item>
              </text:list>
              <text:p text:style-name="P50"><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54">Si es así, ¿qué tipo de pastura hay en cada hectárea?</text:p>
                    </text:list-item>
                  </text:list>
                  <text:p text:style-name="P55"><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44">¿Sabe que es un sistema de gestión?</text:p>
            </text:list-item>
          </text:list>
          <text:p text:style-name="P46"><text:tab/>Si.</text:p>
          <text:list text:continue-numbering="true">
            <text:list-item>
              <text:p text:style-name="P44">¿Le gustaría incorporar un sistema de gestión?</text:p>
            </text:list-item>
          </text:list>
          <text:p text:style-name="P46"><text:tab/>Ya usamos uno.</text:p>
          <text:list text:continue-numbering="true">
            <text:list-item>
              <text:p text:style-name="P44">¿Cuántas veces al día se ordeña?</text:p>
            </text:list-item>
          </text:list>
          <text:p text:style-name="P46"><text:tab/>2 veces al día.</text:p>
          <text:list>
            <text:list-item>
              <text:list>
                <text:list-item text:start-value="1">
                  <text:p text:style-name="P48"><text:soft-page-break/>¿Le serviría que su sistema le mostrara los alertas del pronostico del tiempo?</text:p>
                </text:list-item>
              </text:list>
              <text:p text:style-name="P51"><text:tab/>Si.</text:p>
            </text:list-item>
            <text:list-item>
              <text:p text:style-name="P44">¿De cuánto es la productividad el tambo?</text:p>
            </text:list-item>
          </text:list>
          <text:p text:style-name="P47"><text:tab/>18 litros por vaca por día.</text:p>
          <text:list text:continue-numbering="true">
            <text:list-item>
              <text:p text:style-name="P44">¿Cuándo tiene picos altos de producción? (Meses, temporadas, estaciones)</text:p>
            </text:list-item>
          </text:list>
          <text:p text:style-name="P46"><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44"><text:bookmark text:name="id.gjdgxs"/>¿Cuándo son los picos bajos de producción?</text:p>
            </text:list-item>
          </text:list>
          <text:p text:style-name="P46"><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44">¿Cuantos litros de leche vende?</text:p>
            </text:list-item>
          </text:list>
          <text:p text:style-name="P46"><text:tab/>Unos 3600litros diarios.</text:p>
          <text:list>
            <text:list-item>
              <text:list>
                <text:list-item text:start-value="1">
                  <text:p text:style-name="P48">Si le sobra, ¿qué hace con esa leche?</text:p>
                </text:list-item>
              </text:list>
              <text:p text:style-name="P50"><text:tab/>Si la leche esta en buen estado la utilizamos para alimentar <text:tab/>a las terneras/os.</text:p>
              <text:list text:continue-numbering="true">
                <text:list-item>
                  <text:p text:style-name="P48">¿Cada cuánto se llevan la producción?</text:p>
                </text:list-item>
              </text:list>
              <text:p text:style-name="P50"><text:tab/>Cada dos días.</text:p>
              <text:list text:continue-numbering="true">
                <text:list-item>
                  <text:p text:style-name="P48">Si hay un inconveniente con los compradores, ¿qué se hace con dicha producción?</text:p>
                </text:list-item>
              </text:list>
              <text:p text:style-name="P50"><text:tab/>Se aumenta la cantidad de leche que se les da a las <text:tab/>terneras/os y/o se la vendemos a productores de quesos <text:tab/>artesanales. </text:p>
              <text:list>
                <text:list-item>
                  <text:list>
                    <text:list-item text:start-value="1">
                      <text:p text:style-name="P54">¿Se mantiene la producción, cómo?</text:p>
                    </text:list-item>
                  </text:list>
                  <text:p text:style-name="P55"><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44">¿Cuál es el índice de preñez?</text:p>
            </text:list-item>
          </text:list>
          <text:p text:style-name="P46"><text:tab/>30%</text:p>
          <text:list>
            <text:list-item>
              <text:list>
                <text:list-item text:start-value="1">
                  <text:p text:style-name="P48">Si la vaca no queda preñada, ¿qué se hace con ella?</text:p>
                </text:list-item>
              </text:list>
              <text:p text:style-name="P50"><text:tab/>Si su producción justifica se la sigue ordeñando, si no se la <text:tab/>vende a un matadero.</text:p>
              <text:list text:continue-numbering="true">
                <text:list-item>
                  <text:p text:style-name="P48">Y si la vaca pierde a la cría, ¿qué se hace?¿Qué le pasa?</text:p>
                </text:list-item>
              </text:list>
              <text:p text:style-name="P52"><text:soft-page-break/><text:span text:style-name="T18"><text:tab/>Vacas que pierden su criá antes al poco tiempo de quedar <text:tab/>preñadas <text:s/>se les da una nueva oportunidad de quedar <text:tab/>preñadas, esto varia según los valores genéticos de la <text:tab/>vaca, o/y su historial de producción de la lactancia anterior <text:tab/>si los tiene,si tiene valores genéticos altos podemos llegar <text:tab/>a probar hasta tres veces, esto después de haber pasado <text:tab/>una revisión medica que confirme que</text:span> <text:span text:style-name="T18">su aparato <text:tab/>reproductivo esta en buenas condiciones ( sin infecciones, <text:tab/>quistes, etc).</text:span></text:p>
              <text:list text:continue-numbering="true">
                <text:list-item>
                  <text:p text:style-name="P48">¿Lleva un registro de las vacas que están preñadas, las que están alimentando a su cría y las que ya no producen leche?¿Cómo?</text:p>
                </text:list-item>
              </text:list>
              <text:p text:style-name="P52"><text:span text:style-name="T18"><text:tab/>Todos los registros se llevan a través del programa de<text:tab/>manejo de</text:span> <text:span text:style-name="T18">rodeo. </text:span></text:p>
            </text:list-item>
          </text:list>
        </text:list-item>
      </text:list>
      <text:p text:style-name="P29"/>
      <text:p text:style-name="P26">Gracias por su atención, en caso de mas interrogantes podríamos volver o comunicarnos a través de un correo electrónico o teléfono.</text:p>
      <text:p text:style-name="P1">Correo: <text:a xlink:type="simple" xlink:href="mailto:isu.srl.uy@gmail.com" text:style-name="Internet_20_link">isu.srl.uy@gmail.com</text:a></text:p>
      <text:p text:style-name="P1">Teléfono: 29026646</text:p>
      <text:p text:style-name="P20"/>
      <text:p text:style-name="P24"/>
      <text:p text:style-name="P20"/>
      <text:p text:style-name="P20"/>
      <text:p text:style-name="P20"/>
      <text:p text:style-name="P20"/>
      <text:p text:style-name="P20"/>
      <text:p text:style-name="P20"/>
      <text:p text:style-name="P32">Entrevista para todos los empleados y/o dueño que trabajen y lleven a cabo el desarrollo del tambo: “La Concordia”</text:p>
      <text:p text:style-name="P2"/>
      <text:list xml:id="list202531398616858" text:continue-list="list5870337260426166047" text:style-name="WWNum1">
        <text:list-item>
          <text:p text:style-name="P57"><text:span text:style-name="T19">Nombre completo:</text:span> -</text:p>
        </text:list-item>
        <text:list-item>
          <text:p text:style-name="P57"><text:span text:style-name="T19">Sexo:</text:span> -</text:p>
        </text:list-item>
        <text:list-item>
          <text:p text:style-name="P57"><text:span text:style-name="T19">Años trabajados: </text:span>-</text:p>
        </text:list-item>
        <text:list-item>
          <text:p text:style-name="P58">¿En que área trabaja?</text:p>
          <text:list>
            <text:list-header>
              <text:p text:style-name="P59">-</text:p>
            </text:list-header>
          </text:list>
        </text:list-item>
        <text:list-item>
          <text:p text:style-name="P63"><text:span text:style-name="T10">¿Guarda la información/datos del tambo en algún lugar?¿Cómo la guarda?</text:span><text:span text:style-name="T21"> </text:span></text:p>
          <text:p text:style-name="P60"><text:tab/>Actualmente la información se guarda en planillas y luego se lleva <text:tab/>a administración para que lo pase a excel. La información es por<text:tab/>vaca.</text:p>
          <text:list>
            <text:list-item>
              <text:p text:style-name="P58">¿Qué tipo de datos guarda o son importantes para llevar un control de dicho tambo?</text:p>
              <text:p text:style-name="P33"><text:tab/>Es importante guardar datos de la vaca cuando se seca, si <text:tab/>está se piensa engordar y comer o incluso venderse, en <text:tab/>otro caso no es relevante.</text:p>
            </text:list-item>
            <text:list-item>
              <text:p text:style-name="P34">¿Cada cuánto hace un control diariamente, semanalmente o mensualmente?</text:p>
              <text:p text:style-name="P33"><text:tab/>En control lechero (control por vaca) e hace una vez al <text:tab/>mes. </text:p>
            </text:list-item>
          </text:list>
        </text:list-item>
        <text:list-item>
          <text:p text:style-name="P58">¿Cómo llevan el conteo del ganado?</text:p>
          <text:list>
            <text:list-header>
              <text:p text:style-name="P59">-</text:p>
            </text:list-header>
            <text:list-item>
              <text:p text:style-name="P58">¿Cuánto ganado tiene cada hectárea?</text:p>
              <text:list>
                <text:list-header>
                  <text:p text:style-name="P62">-</text:p>
                </text:list-header>
              </text:list>
            </text:list-item>
            <text:list-item>
              <text:p text:style-name="P58">¿En las maquinas de ordeñe como llevan el conteo?</text:p>
              <text:p text:style-name="P60"><text:tab/>Por manuscrito</text:p>
            </text:list-item>
          </text:list>
        </text:list-item>
        <text:list-item>
          <text:p text:style-name="P58">¿Cómo llevan el control de la pasturas, raciones y reservas de ellas? ¿Dónde los guarda?</text:p>
          <text:list>
            <text:list-header>
              <text:p text:style-name="P62">-</text:p>
            </text:list-header>
            <text:list-item>
              <text:p text:style-name="P58">¿Es importante saber dónde esta la mejor pastura?</text:p>
              <text:p text:style-name="P60"><text:tab/>Si</text:p>
            </text:list-item>
            <text:list-item>
              <text:p text:style-name="P58">¿Es importante saber cuánta pastura o ración se le da cada vaca?</text:p>
              <text:p text:style-name="P60"><text:tab/>Si</text:p>
              <text:list>
                <text:list-item>
                  <text:p text:style-name="P58">¿Cómo es la gestión? </text:p>
                  <text:list>
                    <text:list-header>
                      <text:p text:style-name="P62"><text:soft-page-break/>-</text:p>
                    </text:list-header>
                  </text:list>
                </text:list-item>
              </text:list>
            </text:list-item>
            <text:list-item>
              <text:p text:style-name="P58">¿Hay diferente tipo de pasturas? </text:p>
            </text:list-item>
          </text:list>
          <text:p text:style-name="P33"><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58"><text:span text:style-name="T6">Si </text:span><text:span text:style-name="T4">es así,</text:span> ¿qué tipo de pastura hay en cada hectárea?</text:p>
                  <text:p text:style-name="P35"><text:span text:style-name="T12"><text:tab/>Se calcula una hectárea por vaca, allí habían 40 <text:tab/>hectáreas</text:span> <text:span text:style-name="T12">y habían 16 vacas. En general se <text:tab/>reservan hectáreas para las reservas (5 en ese <text:tab/>caso)</text:span></text:p>
                </text:list-item>
              </text:list>
            </text:list-item>
          </text:list>
        </text:list-item>
        <text:list-item>
          <text:p text:style-name="P58">¿Sabe que es un sistema de gestión?</text:p>
          <text:p text:style-name="P60"><text:tab/>Si</text:p>
        </text:list-item>
        <text:list-item>
          <text:p text:style-name="P58">¿Le gustaría incorporar un sistema de gestión?</text:p>
          <text:p text:style-name="P60"><text:tab/>Si</text:p>
          <text:list>
            <text:list-item>
              <text:p text:style-name="P58">¿Le serviría que su sistema le mostrara los alertas del pronostico del tiempo? </text:p>
              <text:p text:style-name="P60"><text:tab/>No</text:p>
            </text:list-item>
          </text:list>
        </text:list-item>
        <text:list-item>
          <text:p text:style-name="P58">¿De cuánto es la productividad en el tambo?</text:p>
          <text:p text:style-name="P33"><text:tab/>Entran 1000 litros como máximo</text:p>
        </text:list-item>
        <text:list-item>
          <text:p text:style-name="P58">¿Cuando tiene picos altos de producción? (Meses, temporadas, estaciones)</text:p>
        </text:list-item>
        <text:list-item>
          <text:p text:style-name="P57"><text:tab/><text:span text:style-name="T12">-</text:span></text:p>
        </text:list-item>
        <text:list-item>
          <text:p text:style-name="P58">¿<text:bookmark-start text:name="_GoBack"/>Cuándo<text:bookmark-end text:name="_GoBack"/> son los picos bajos de producción?</text:p>
          <text:p text:style-name="P33"><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58">¿Cuántas veces al día se ordeña?</text:p>
          <text:p text:style-name="P64"><text:span text:style-name="T12"><text:tab/>Se suelen ordeñar dos veces por día (en tambos grandes se <text:tab/>puede llegar a tres veces, pero es bastante complicado) </text:span><text:s/></text:p>
          <text:list>
            <text:list-item>
              <text:p text:style-name="P58">¿Qué horas son las mejores para el ordeñe?</text:p>
            </text:list-item>
          </text:list>
          <text:p text:style-name="P60"><text:tab/><text:tab/>Se hace una de mañana y una de tarde, aproximadamente <text:tab/><text:tab/>cada 12 horas.</text:p>
        </text:list-item>
        <text:list-item>
          <text:p text:style-name="P58">¿Cuántos litros de leche vende?</text:p>
          <text:p text:style-name="P33"><text:s text:c="2"/><text:tab/>Se venden 300-400 lts (en este caso).</text:p>
          <text:list>
            <text:list-item>
              <text:p text:style-name="P58"><text:soft-page-break/>Si le sobra, ¿qué hace con esa leche?</text:p>
              <text:p text:style-name="P33"><text:tab/>Se apartan 2lts de leche para el darle al ternero de forma <text:tab/>manual. Y de uso propio.</text:p>
            </text:list-item>
            <text:list-item>
              <text:p text:style-name="P58">¿Cada cuánto se llevan la producción?</text:p>
              <text:p text:style-name="P60"><text:tab/>Cada dia y medio</text:p>
            </text:list-item>
            <text:list-item>
              <text:p text:style-name="P58">Si hay un inconveniente con los compradores, ¿qué se hace con dicha producción?</text:p>
              <text:p text:style-name="P60"><text:tab/>No les ha pasado pero en ese caso se acumularía la <text:tab/><text:tab/>leche </text:p>
              <text:list>
                <text:list-item>
                  <text:p text:style-name="P57">¿Se mantiene la producción?¿Cómo? </text:p>
                  <text:p text:style-name="P33"><text:tab/>Hay un tanque frió donde se conserva la leche, <text:tab/>entran 1000 litros como máximo.</text:p>
                </text:list-item>
              </text:list>
            </text:list-item>
          </text:list>
        </text:list-item>
        <text:list-item>
          <text:p text:style-name="P58">¿Cuál es el índice de preñez?</text:p>
          <text:p text:style-name="P33"><text:tab/>Si no se usa inseminación artificial se estima un 2-3% del ganado <text:tab/>sean toros</text:p>
          <text:list>
            <text:list-item>
              <text:p text:style-name="P58">Si la vaca no queda preñada ¿Que se hace con ella? </text:p>
              <text:p text:style-name="P33"><text:tab/>Se estila la inseminación artificial, y cuando la vaca no <text:tab/>queda preñada se le tira al toro.</text:p>
            </text:list-item>
            <text:list-item>
              <text:p text:style-name="P58">Y si la vaca pierde a la cría, ¿qué se hace?¿Qué le pasa?</text:p>
              <text:p text:style-name="P60"><text:tab/>Se tira al toro y si lo pierde de nuevo se engorda y se <text:tab/>come.</text:p>
            </text:list-item>
            <text:list-item>
              <text:p text:style-name="P58">¿Lleva un registro de las vacas que están preñadas, las que están alimentando a su cría y las que ya no producen leche? ¿Cómo?</text:p>
              <text:p text:style-name="P60"><text:tab/>Por manuscrito y Microsoft Excel</text:p>
              <text:p text:style-name="P61"/>
            </text:list-item>
          </text:list>
        </text:list-item>
      </text:list>
      <text:p text:style-name="P2">Gracias por su atención, en caso de mas interrogantes podríamos volver o comunicarnos a través de un correo electrónico o teléfono, desde ya muchas gracias.</text:p>
      <text:p text:style-name="P2">Correo: <text:a xlink:type="simple" xlink:href="mailto:isu.srl.uy@gmail.com" text:style-name="Internet_20_link">isu.srl.uy@gmail.com</text:a></text:p>
      <text:p text:style-name="P23">Teléfono: 29026646</text:p>
      <text:p text:style-name="P23"/>
      <text:p text:style-name="P23"/>
      <text:p text:style-name="P11"/>
      <text:p text:style-name="P12">Clasificación del mercado</text:p>
      <text:p text:style-name="P3"><text:tab/>Hay varios tipos de mercados y varías formas de clasificarlos. </text:p>
      <text:p text:style-name="P3"><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I.S.U.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e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3"><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I.S.U.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3"><text:soft-page-break/><text:tab/>La compentencia establecida puede ser considerada como clasificación, el mercado de competencia perfecta que es donde el mismo producto o servicio tiene el mismo precio y donde ningun vendedor puede influir en el precio del mercado, el mercado monopolista es el que es manejado por una unica empresa en la industria, el mercado de oligopolio <text:s/>es aquel donde existen pocos vendedores y muchos compradores, el mercado de monopsonio es el que ocurre cuando los compradores regulan la demanda ejerciendo predominio.</text:p>
      <text:p text:style-name="P3"><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3"><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3"><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9"/>
      <text:p text:style-name="P12">Necesidades (Maslow)</text:p>
      <text:p text:style-name="P3"><text:tab/>Podemos analisar las necesidades por escala y de forma ordenada, lo que se conoce como pirámide de Maslow.</text:p>
      <text:p text:style-name="P3">Abraham Maslow fue un pisicólogo estadounidense que logró identifiar, clasrificar y ordenar las necesidades de los individuos. Dividió las necesidades en físicas, de seguridad, sociales, de estima y de autorrealización.</text:p>
      <text:p text:style-name="P3"><draw:frame draw:style-name="fr2" draw:name="gráficos1" text:anchor-type="paragraph" svg:width="15cm" svg:height="11.16cm" draw:z-index="0"><draw:image/></draw:frame></text:p>
      <text:p text:style-name="P3">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text:soft-page-break/>alto de la piramide es la realización personal como el crecimiento personal y resolución de conflictos.</text:p>
      <text:p text:style-name="P4"><text:tab/>El producto en desarollo por I.S.U.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9"/>
      <text:p text:style-name="P9"/>
      <text:p text:style-name="P12">Producto</text:p>
      <text:p text:style-name="P8"><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8"><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0"><text:span text:style-name="T7"><text:tab/>El producto aumentado incluye la conexión en redes y terminales donde será usado el sistema, el mantenimiento del sistema y posibilidad de capacitación de </text:span><text:span text:style-name="T1">tres meses, </text:span><text:span text:style-name="T2">para tres personas en forma de beneficio y de forma opcional (pago) la capacitación de más personal</text:span><text:span text:style-name="T1">.</text:span></text:p>
      <text:p text:style-name="P4"><text:tab/>Fuera del proyecto S.I.G.A.T. La empresa I.S.U. Se dedica a la venta de insumos los que son torres, monitores, ratones, teclados, parlantes, etc. También se dedica a birandar soporte.</text:p>
      <text:p text:style-name="P3"/>
      <text:p text:style-name="P3"/>
      <text:p text:style-name="P3"/>
      <text:p text:style-name="P5"/>
      <text:p text:style-name="P13">Emplazamiento</text:p>
      <text:p text:style-name="P3"><text:tab/>El area en el que I.S.U.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6"><draw:frame draw:style-name="fr1" draw:name="gráficos2" text:anchor-type="paragraph" svg:x="0.069cm" svg:y="0.09cm" svg:width="14.898cm" svg:height="12.303cm" draw:z-index="1"><draw:image xlink:href="Pictures/2000000700004E58000040B44C899A93.svm" xlink:type="simple" xlink:show="embed" xlink:actuate="onLoad"/></draw:frame></text:p>
      <text:p text:style-name="P15"><text:soft-page-break/><text:span text:style-name="T5"><text:tab/>La empresa I.S.U. se localizara en Av. Julieta </text:span><text:span text:style-name="T3">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7"/>
      <text:p text:style-name="P31">Segmentación del mercado</text:p>
      <text:p text:style-name="P18"><text:tab/>De acuerdo a American Marketing Asociation:</text:p>
      <text:p text:style-name="P18">“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8">Esto refiere a que se agrupan <text:span text:style-name="T22">según</text:span> <text:span text:style-name="T22">características</text:span> <text:span text:style-name="T22">especificas</text:span> de las personas dentro del mercado con el fin de llegar a satisfacer las necesidades de cada segmentación.</text:p>
      <text:p text:style-name="P18"><text:tab/>Se puede segmentar de forma demográfica, sociográfica o sicográfica, o sea por edad, sexo o nivel de <text:span text:style-name="T22">ingresos</text:span>, gustos, o también los intereses que los guían.</text:p>
      <text:p text:style-name="P18"><text:tab/>La ventana de realizar una <text:span text:style-name="T22">segmentación</text:spa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8"/>
      <text:p text:style-name="P18"><text:tab/>I.S.U. dentro de su proyecto S.I.G.A.T. Puede diferenciar un segmento interesado en obtener un sistema que <text:span text:style-name="T22">almacene</text:span> los datos necesarios, otro segmento interesado en mejorar el tiempo empleado en almacenar los datos. </text:p>
      <text:p text:style-name="P18">Un segmento que simplemente quiere mas seguridad en cuanto al almacenamiento de los datos y otro que busca la mayor eficiencia para el almacenamiento de datos, para tardar menos tiempo <text:span text:style-name="T22">manejándolos.</text:span></text:p>
      <text:p text:style-name="P31">Estudio del mercado</text:p>
      <text:p text:style-name="P18"><text:tab/>Se encarga de ver el numero de consumidores, los factores que influyen en ellos ya sea religión, nacionalidad, edad o motivación. </text:p>
      <text:p text:style-name="P18">Las etapas del estudio del mercado son:</text:p>
      <text:list xml:id="list6546883686113235844" text:style-name="L1">
        <text:list-item>
          <text:p text:style-name="P37">Investigación <text:span text:style-name="T22">informal</text:span>, se ubica y se <text:span text:style-name="T22">reúnen</text:span> datos de la nueva empresa y sus competidores.</text:p>
        </text:list-item>
        <text:list-item>
          <text:p text:style-name="P37">Planificación del desarrollo de la investigación donde se <text:span text:style-name="T22">e</text:span>studian los datos de <text:span text:style-name="T22">interés.</text:span></text:p>
        </text:list-item>
        <text:list-item>
          <text:p text:style-name="P37">Relevamiento y análisis de los datos que permitirá obtener generalizaciones y aplicaciones <text:span text:style-name="T22">según</text:span> el plan a seguir.</text:p>
        </text:list-item>
        <text:list-item>
          <text:p text:style-name="P37">Presentación del informe de forma escueta y también de forma técnica de ambas surge el resumen.</text:p>
        </text:list-item>
        <text:list-item>
          <text:p text:style-name="P37">Determinación de la demanda, es donde se observan las tendencias del mercado, la evolución de la demanda, etc</text:p>
        </text:list-item>
        <text:list-item>
          <text:p text:style-name="P37">Previsiones de crecimiento para determinar la tendencia de crecimiento e ingreso de nuevos competidores</text:p>
        </text:list-item>
        <text:list-item>
          <text:p text:style-name="P37">El estudio de la competencia, su forma de administración y organización técnica funcional.</text:p>
        </text:list-item>
        <text:list-item>
          <text:p text:style-name="P37">El estudio del producto, incluso las cualidades que condicionan su aceptación en el mercado.</text:p>
        </text:list-item>
        <text:list-item>
          <text:p text:style-name="P37">Estudio de la distribución y venta como precio de venta, forma de venta, volumen de venta y canales de distribución.</text:p>
        </text:list-item>
        <text:list-item>
          <text:p text:style-name="P37">A publicidad, se <text:span text:style-name="T22">evalúa</text:span> el mejor rendimiento para los gastos de la misma.</text:p>
        </text:list-item>
      </text:list>
      <text:p text:style-name="P22"/>
      <text:p text:style-name="P31">Precio</text:p>
      <text:p text:style-name="P18"><text:tab/>Hay varios paquetes del producto, el las terminales está el paquete mínimo con un costo U$S 595, el paquete recomendado U$S 737 y el paquete <text:span text:style-name="T22">recomendado</text:span>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8"><text:tab/>Para los <text:span text:style-name="T22">cálculos</text:span> se utilizó el paquete para terminales recomendado, la impresora a chorro de tinta y el servidor y sus accesorios, el switch y el router, usando la cotización del dolar a $ 29, da un total de $ 193.198.</text:p>
      <text:p text:style-name="P18"><text:tab/>El salario nominal de los integrantes del proyecto es de $ 22.747, esperando un total de 4267, considerando que se trabajan 600 lineas de código por mes, sería un total de $ 114 por línea de <text:span text:style-name="T22">código.</text:span> El costo del sistema es de $485.307. </text:p>
      <text:p text:style-name="P18"><text:tab/>El precio de venta es la suma del costo del hardware y el del sofware más la ganancia considerada 25% del costo, resultando $ 848.131 <text:span text:style-name="T22">($ 678.505 + $169.626)</text:span>.</text:p>
      <text:p text:style-name="P18"><text:tab/><text:span text:style-name="T22">El punto de equilibrio es cuando la empresa no gana ni pierde, me dice cuantas unidades tengo que vender o el equivalente en dinero para llegar a ese equilibrio.</text:span></text:p>
      <text:p text:style-name="P18"><text:tab/><text:span text:style-name="T22">Estas son las formas de calcular el punto de equilibrio en unidades y en precio:</text:span></text:p>
      <text:p text:style-name="P39">P.E.= <text:s/><text:span text:style-name="T23"><text:s text:c="2"/>CF <text:s/></text:span><text:s/>(unidades) <text:s text:c="25"/>P.E.= <text:s/><text:span text:style-name="T23"><text:s text:c="7"/>CF <text:s text:c="8"/></text:span><text:s/>(precio)<text:span text:style-name="T23"><text:line-break/></text:span><text:tab/>P-CV <text:tab/><text:tab/><text:tab/><text:tab/><text:tab/><text:tab/>1-CV/ventas<text:line-break/><text:tab/><text:span text:style-name="T24">CF=122.699,7 , P=169.626, CV=805.949</text:span></text:p>
      <text:p text:style-name="P40"><draw:frame draw:style-name="fr1" draw:name="gráficos5" text:anchor-type="paragraph" svg:x="-0.079cm" svg:y="9.04cm" svg:width="15cm" svg:height="10.395cm" draw:z-index="4"><draw:image xlink:href="Pictures/200000070000798B0000543DE4E6EB05.svm" xlink:type="simple" xlink:show="embed" xlink:actuate="onLoad"/></draw:frame><text:soft-page-break/>P.E. = <text:span text:style-name="T23"><text:s text:c="6"/>928.393 <text:s text:c="6"/></text:span><text:s text:c="2"/>= <text:line-break/><text:tab/>169.626-679.505</text:p>
      <text:p text:style-name="P41"><draw:frame draw:style-name="fr1" draw:name="gráficos4" text:anchor-type="paragraph" svg:x="0.935cm" svg:y="0.48cm" svg:width="13.155cm" svg:height="9.544cm" draw:z-index="3"><draw:image xlink:href="Pictures/2000000700004D350000380521E1188C.svm" xlink:type="simple" xlink:show="embed" xlink:actuate="onLoad"/></draw:frame></text:p>
      <text:p text:style-name="P31">Distribución (plaza)</text:p>
      <text:p text:style-name="P18">Implica el transporte, almacenamiento, promoción, búsqueda y localización de los clientes, contrato con los compradores, financiamiendo de la venta y cobranza.</text:p>
      <text:p text:style-name="P18">Hay dos tipos de canales directos e indirectos. Los directos es cuando la empresa interactua directamente con el consumidor final, mientras que en los indirectos hay otras entidades de por medio pueden ser minoristas o distribuidores, mayoristas y representates, como se puede ver uno es un canal corto y otro es un canal largo.</text:p>
      <text:p text:style-name="P18"><text:s/>Para la elección de un canal adecuado se debe conciderar la dinamica del mercado, la politica comercial y factores de comercialización y el tipo de distribución que peude ser extensiva, intensiva, selectiva o exclusiva.</text:p>
      <text:p text:style-name="P18">La distribución extensiva abarca el mayor número de putos de venta sin filtrar por segmentos del mercado, mientras que la intensica es la que busca distribuir <text:s/>el prodcuto en puntos de una rama del mismo tipo. La distribución selectiva da la posibiidad de restringir los puntos de distribución y a exclusica es la que escoge cuidadosamente un número limitado de puntos de venta.</text:p>
      <text:p text:style-name="P31">Promoción</text:p>
      <text:p text:style-name="P18">Se encarga de estimular la venta mendiante la publicidad, venta personal, promoción de ventas, porgpagandas, relaciones públicas o cualquiera de sus formas.</text:p>
      <text:list xml:id="list1541229700465063457" text:style-name="L2">
        <text:list-item>
          <text:p text:style-name="P38">La publicidad se dedica a un público determinado con intencion de alterar sus actitudes.</text:p>
        </text:list-item>
        <text:list-item>
          <text:p text:style-name="P38">La venta personal es cuando la empresa llega a sus consumidores o canales de distribución mediante un contacto directo.</text:p>
        </text:list-item>
        <text:list-item>
          <text:p text:style-name="P38">Promoción de venta es una actividad que impulsa las ventas, por ejemplo sistemas de ofertas o liquidación.</text:p>
        </text:list-item>
        <text:list-item>
          <text:p text:style-name="P38">La propaganda ejerce presión más personalizada, en general se usa para ideologias.</text:p>
        </text:list-item>
        <text:list-item>
          <text:p text:style-name="P38">Las relaciones públicas se dedica a que distintos públicos se adhieran a una empresa concreta.</text:p>
        </text:list-item>
      </text:list>
      <text:p text:style-name="P18">I.S.U. Utiliza la publicidad y la promoción de venta, debido a que con el proyecto S.I.G.A.T. Se busca que el alam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cm" style:contextual-spacing="false" fo:text-indent="0cm" style:auto-text-indent="false"/>
    </style:style>
    <style:style style:name="normal" style:family="paragraph">
      <style:paragraph-properties fo:margin-top="0cm" fo:margin-bottom="0.282cm" style:contextual-spacing="true" fo:line-height="107%" fo:orphans="2" fo:widows="2"/>
      <style:text-properties fo:color="#000000"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style:style>
    <style:style style:name="ListLabel_20_1" style:display-name="ListLabel 1" style:family="text">
      <style:text-properties style:font-name-complex="Courier New3"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fo:font-size="10pt" fo:font-style="normal" style:text-underline-style="none" fo:font-weight="normal" style:font-name-asian="Courier New" style:font-family-asian="'Courier New'" style:font-family-generic-asian="modern" style:font-size-asian="10pt" style:font-style-asian="normal" style:font-weight-asian="normal" style:font-name-complex="Courier New" style:font-family-complex="'Courier New'" style:font-family-generic-complex="modern"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8-21T14:52:59.48</meta:creation-date>
    <dc:date>2016-08-31T20:25:30.106540104</dc:date>
    <meta:editing-duration>PT3H8M25S</meta:editing-duration>
    <meta:editing-cycles>4</meta:editing-cycles>
    <meta:generator>LibreOffice/4.2.8.2$Linux_X86_64 LibreOffice_project/420$Build-2</meta:generator>
    <meta:document-statistic meta:table-count="0" meta:image-count="5" meta:object-count="0" meta:page-count="25" meta:paragraph-count="255" meta:word-count="4557" meta:character-count="26593" meta:non-whitespace-character-count="22174"/>
  </office:meta>
</office:document-meta>
</file>